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ab-stops>
          <style:tab-stop style:type="left" style:position="5.1187in"/>
        </style:tab-stops>
      </style:paragraph-properties>
      <style:text-properties fo:font-weight="bold" style:font-weight-asian="bold" style:font-weight-complex="bold"/>
    </style:style>
    <style:style style:name="P2" style:parent-style-name="Normal" style:family="paragraph">
      <style:paragraph-properties>
        <style:tab-stops>
          <style:tab-stop style:type="left" style:position="5.1187in"/>
        </style:tab-stops>
      </style:paragraph-properties>
    </style:style>
    <style:style style:name="T3" style:parent-style-name="DefaultParagraphFont" style:family="text">
      <style:text-properties fo:font-weight="bold" style:font-weight-asian="bold" style:font-weight-complex="bold"/>
    </style:style>
    <style:style style:name="P4" style:parent-style-name="Normal" style:family="paragraph">
      <style:paragraph-properties>
        <style:tab-stops>
          <style:tab-stop style:type="left" style:position="5.1187in"/>
        </style:tab-stops>
      </style:paragraph-properties>
      <style:text-properties fo:font-weight="bold" style:font-weight-asian="bold" style:font-weight-complex="bold"/>
    </style:style>
    <style:style style:name="P5" style:parent-style-name="Normal" style:family="paragraph">
      <style:paragraph-properties>
        <style:tab-stops>
          <style:tab-stop style:type="left" style:position="5.1187in"/>
        </style:tab-stops>
      </style:paragraph-properties>
    </style:style>
    <style:style style:name="P6" style:parent-style-name="Normal" style:family="paragraph">
      <style:paragraph-properties>
        <style:tab-stops>
          <style:tab-stop style:type="left" style:position="5.1187in"/>
        </style:tab-stops>
      </style:paragraph-properties>
    </style:style>
    <style:style style:name="T7" style:parent-style-name="DefaultParagraphFont" style:family="text">
      <style:text-properties style:font-name-complex="Calibri" fo:font-weight="bold" style:font-weight-asian="bold" style:font-weight-complex="bold"/>
    </style:style>
    <style:style style:name="T8" style:parent-style-name="DefaultParagraphFont" style:family="text">
      <style:text-properties style:font-name-complex="Calibri"/>
    </style:style>
    <style:style style:name="T9" style:parent-style-name="DefaultParagraphFont" style:family="text">
      <style:text-properties style:font-name-complex="Calibri" fo:font-weight="bold" style:font-weight-asian="bold" style:font-weight-complex="bold"/>
    </style:style>
    <style:style style:name="T10" style:parent-style-name="DefaultParagraphFont" style:family="text">
      <style:text-properties style:font-name-complex="Calibri"/>
    </style:style>
    <style:style style:name="P11" style:parent-style-name="Normal" style:family="paragraph">
      <style:paragraph-properties>
        <style:tab-stops>
          <style:tab-stop style:type="left" style:position="5.1187in"/>
        </style:tab-stops>
      </style:paragraph-properties>
    </style:style>
    <style:style style:name="T12" style:parent-style-name="DefaultParagraphFont" style:family="text">
      <style:text-properties fo:font-weight="bold" style:font-weight-asian="bold" style:font-weight-complex="bold"/>
    </style:style>
    <style:style style:name="P13" style:parent-style-name="Normal" style:family="paragraph">
      <style:paragraph-properties>
        <style:tab-stops>
          <style:tab-stop style:type="left" style:position="5.1187in"/>
        </style:tab-stops>
      </style:paragraph-properties>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weight="bold" style:font-weight-asian="bold" style:font-weight-complex="bold"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P17" style:parent-style-name="Normal" style:family="paragraph">
      <style:paragraph-properties>
        <style:tab-stops>
          <style:tab-stop style:type="left" style:position="5.1187in"/>
        </style:tab-stops>
      </style:paragraph-properties>
      <style:text-properties style:font-name-complex="Calibri"/>
    </style:style>
    <style:style style:name="P18" style:parent-style-name="Normal" style:family="paragraph">
      <style:paragraph-properties>
        <style:tab-stops>
          <style:tab-stop style:type="left" style:position="5.1187in"/>
        </style:tab-stops>
      </style:paragraph-properties>
      <style:text-properties style:font-name-complex="Calibri"/>
    </style:style>
    <style:style style:name="P19" style:parent-style-name="Normal" style:family="paragraph">
      <style:paragraph-properties>
        <style:tab-stops>
          <style:tab-stop style:type="left" style:position="5.1187in"/>
        </style:tab-stops>
      </style:paragraph-properties>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P22" style:parent-style-name="Normal" style:family="paragraph">
      <style:paragraph-properties>
        <style:tab-stops>
          <style:tab-stop style:type="left" style:position="5.1187in"/>
        </style:tab-stops>
      </style:paragraph-properties>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P27" style:parent-style-name="Normal" style:family="paragraph">
      <style:paragraph-properties>
        <style:tab-stops>
          <style:tab-stop style:type="left" style:position="5.1187in"/>
        </style:tab-stops>
      </style:paragraph-properties>
    </style:style>
    <style:style style:name="P28" style:parent-style-name="Normal" style:family="paragraph">
      <style:paragraph-properties>
        <style:tab-stops>
          <style:tab-stop style:type="left" style:position="5.1187in"/>
        </style:tab-stops>
      </style:paragraph-properties>
    </style:style>
    <style:style style:name="P29" style:parent-style-name="ListParagraph" style:list-style-name="LFO1" style:family="paragraph">
      <style:paragraph-properties>
        <style:tab-stops>
          <style:tab-stop style:type="left" style:position="4.6187in"/>
        </style:tab-stops>
      </style:paragraph-properties>
    </style:style>
    <style:style style:name="P30" style:parent-style-name="ListParagraph" style:list-style-name="LFO1" style:family="paragraph">
      <style:paragraph-properties>
        <style:tab-stops>
          <style:tab-stop style:type="left" style:position="4.6187in"/>
        </style:tab-stops>
      </style:paragraph-properties>
    </style:style>
    <style:style style:name="P31" style:parent-style-name="ListParagraph" style:list-style-name="LFO1" style:family="paragraph">
      <style:paragraph-properties>
        <style:tab-stops>
          <style:tab-stop style:type="left" style:position="4.6187in"/>
        </style:tab-stops>
      </style:paragraph-properties>
    </style:style>
    <style:style style:name="P32" style:parent-style-name="Normal" style:family="paragraph">
      <style:paragraph-properties>
        <style:tab-stops>
          <style:tab-stop style:type="left" style:position="5.1187in"/>
        </style:tab-stops>
      </style:paragraph-properties>
    </style:style>
    <style:style style:name="P33" style:parent-style-name="Normal" style:family="paragraph">
      <style:paragraph-properties>
        <style:tab-stops>
          <style:tab-stop style:type="left" style:position="5.1187in"/>
        </style:tab-stops>
      </style:paragraph-properties>
    </style:style>
    <style:style style:name="P34" style:parent-style-name="Normal" style:family="paragraph">
      <style:paragraph-properties>
        <style:tab-stops>
          <style:tab-stop style:type="left" style:position="5.1187in"/>
        </style:tab-stops>
      </style:paragraph-properties>
    </style:style>
    <style:style style:name="P35" style:parent-style-name="Normal" style:family="paragraph">
      <style:paragraph-properties>
        <style:tab-stops>
          <style:tab-stop style:type="left" style:position="5.1187in"/>
        </style:tab-stops>
      </style:paragraph-properties>
    </style:style>
    <style:style style:name="T36" style:parent-style-name="DefaultParagraphFont" style:family="text">
      <style:text-properties fo:font-style="italic" style:font-style-asian="italic" style:font-style-complex="italic"/>
    </style:style>
    <style:style style:name="P37" style:parent-style-name="Normal" style:family="paragraph">
      <style:paragraph-properties>
        <style:tab-stops>
          <style:tab-stop style:type="left" style:position="5.1187in"/>
        </style:tab-stops>
      </style:paragraph-properties>
      <style:text-properties fo:font-weight="bold" style:font-weight-asian="bold" style:font-weight-complex="bold"/>
    </style:style>
    <style:style style:name="P38" style:parent-style-name="Normal" style:family="paragraph">
      <style:paragraph-properties>
        <style:tab-stops>
          <style:tab-stop style:type="left" style:position="5.1187in"/>
        </style:tab-stops>
      </style:paragraph-properties>
    </style:style>
    <style:style style:name="T39" style:parent-style-name="DefaultParagraphFont" style:family="text">
      <style:text-properties fo:font-weight="bold" style:font-weight-asian="bold" style:font-weight-complex="bold"/>
    </style:style>
    <style:style style:name="P40" style:parent-style-name="Normal" style:family="paragraph">
      <style:paragraph-properties>
        <style:tab-stops>
          <style:tab-stop style:type="left" style:position="5.1187in"/>
        </style:tab-stops>
      </style:paragraph-properties>
    </style:style>
    <style:style style:name="P41" style:parent-style-name="Normal" style:family="paragraph">
      <style:paragraph-properties>
        <style:tab-stops>
          <style:tab-stop style:type="left" style:position="5.1187in"/>
        </style:tab-stops>
      </style:paragraph-properties>
    </style:style>
    <style:style style:name="P42" style:parent-style-name="Normal" style:family="paragraph">
      <style:paragraph-properties>
        <style:tab-stops>
          <style:tab-stop style:type="left" style:position="5.1187in"/>
        </style:tab-stops>
      </style:paragraph-properties>
    </style:style>
    <style:style style:name="P43" style:parent-style-name="ListParagraph" style:list-style-name="LFO2" style:family="paragraph">
      <style:paragraph-properties>
        <style:tab-stops>
          <style:tab-stop style:type="left" style:position="4.6187in"/>
        </style:tab-stops>
      </style:paragraph-properties>
    </style:style>
    <style:style style:name="T44" style:parent-style-name="DefaultParagraphFont" style:family="text">
      <style:text-properties fo:font-weight="bold" style:font-weight-asian="bold" style:font-weight-complex="bold"/>
    </style:style>
    <style:style style:name="P45" style:parent-style-name="ListParagraph" style:list-style-name="LFO2" style:family="paragraph">
      <style:paragraph-properties>
        <style:tab-stops>
          <style:tab-stop style:type="left" style:position="4.6187in"/>
        </style:tab-stops>
      </style:paragraph-properties>
    </style:style>
    <style:style style:name="T46" style:parent-style-name="DefaultParagraphFont" style:family="text">
      <style:text-properties fo:font-weight="bold" style:font-weight-asian="bold" style:font-weight-complex="bold"/>
    </style:style>
    <style:style style:name="P47" style:parent-style-name="ListParagraph" style:list-style-name="LFO2" style:family="paragraph">
      <style:paragraph-properties>
        <style:tab-stops>
          <style:tab-stop style:type="left" style:position="4.6187in"/>
        </style:tab-stops>
      </style:paragraph-properties>
    </style:style>
    <style:style style:name="T48" style:parent-style-name="DefaultParagraphFont" style:family="text">
      <style:text-properties fo:font-weight="bold" style:font-weight-asian="bold" style:font-weight-complex="bold"/>
    </style:style>
    <style:style style:name="P49" style:parent-style-name="Normal" style:family="paragraph">
      <style:paragraph-properties fo:margin-left="0.25in">
        <style:tab-stops>
          <style:tab-stop style:type="left" style:position="4.8687in"/>
        </style:tab-stops>
      </style:paragraph-properties>
    </style:style>
    <style:style style:name="P50" style:parent-style-name="Normal" style:family="paragraph">
      <style:paragraph-properties>
        <style:tab-stops>
          <style:tab-stop style:type="left" style:position="5.1187in"/>
        </style:tab-stops>
      </style:paragraph-properties>
      <style:text-properties fo:font-style="italic" style:font-style-asian="italic" style:font-style-complex="italic"/>
    </style:style>
    <style:style style:name="P51" style:parent-style-name="Normal" style:family="paragraph">
      <style:paragraph-properties>
        <style:tab-stops>
          <style:tab-stop style:type="left" style:position="5.1187in"/>
        </style:tab-stops>
      </style:paragraph-properties>
    </style:style>
    <style:style style:name="P52" style:parent-style-name="Normal" style:family="paragraph">
      <style:paragraph-properties>
        <style:tab-stops>
          <style:tab-stop style:type="left" style:position="5.1187in"/>
        </style:tab-stops>
      </style:paragraph-properties>
    </style:style>
    <style:style style:name="P53" style:parent-style-name="Normal" style:family="paragraph">
      <style:paragraph-properties>
        <style:tab-stops>
          <style:tab-stop style:type="left" style:position="5.1187in"/>
        </style:tab-stops>
      </style:paragraph-properties>
    </style:style>
    <style:style style:name="P54" style:parent-style-name="Normal" style:family="paragraph">
      <style:paragraph-properties>
        <style:tab-stops>
          <style:tab-stop style:type="left" style:position="5.1187in"/>
        </style:tab-stops>
      </style:paragraph-properties>
      <style:text-properties fo:font-weight="bold" style:font-weight-asian="bold" style:font-weight-complex="bold"/>
    </style:style>
    <style:style style:name="P55" style:parent-style-name="Normal" style:family="paragraph">
      <style:paragraph-properties>
        <style:tab-stops>
          <style:tab-stop style:type="left" style:position="5.1187in"/>
        </style:tab-stops>
      </style:paragraph-properties>
    </style:style>
    <style:style style:name="T56" style:parent-style-name="DefaultParagraphFont" style:family="text">
      <style:text-properties fo:font-weight="bold" style:font-weight-asian="bold" style:font-weight-complex="bold"/>
    </style:style>
    <style:style style:name="P57" style:parent-style-name="Normal" style:family="paragraph">
      <style:paragraph-properties>
        <style:tab-stops>
          <style:tab-stop style:type="left" style:position="5.1187in"/>
        </style:tab-stops>
      </style:paragraph-properties>
    </style:style>
    <style:style style:name="T58" style:parent-style-name="DefaultParagraphFont" style:family="text">
      <style:text-properties fo:font-weight="bold" style:font-weight-asian="bold" style:font-weight-complex="bold"/>
    </style:style>
    <style:style style:name="P59" style:parent-style-name="Normal" style:family="paragraph">
      <style:paragraph-properties>
        <style:tab-stops>
          <style:tab-stop style:type="left" style:position="5.1187in"/>
        </style:tab-stops>
      </style:paragraph-properties>
    </style:style>
    <style:style style:name="P60" style:parent-style-name="Normal" style:family="paragraph">
      <style:paragraph-properties>
        <style:tab-stops>
          <style:tab-stop style:type="left" style:position="5.1187in"/>
        </style:tab-stops>
      </style:paragraph-properties>
    </style:style>
    <style:style style:name="T61" style:parent-style-name="DefaultParagraphFont" style:family="text">
      <style:text-properties fo:font-weight="bold" style:font-weight-asian="bold" style:font-weight-complex="bold"/>
    </style:style>
    <style:style style:name="P62" style:parent-style-name="Normal" style:family="paragraph">
      <style:paragraph-properties>
        <style:tab-stops>
          <style:tab-stop style:type="left" style:position="5.1187in"/>
        </style:tab-stops>
      </style:paragraph-properties>
    </style:style>
    <style:style style:name="P63" style:parent-style-name="Normal" style:family="paragraph">
      <style:paragraph-properties>
        <style:tab-stops>
          <style:tab-stop style:type="left" style:position="5.1187in"/>
        </style:tab-stops>
      </style:paragraph-properties>
    </style:style>
    <style:style style:name="P64" style:parent-style-name="Normal" style:family="paragraph">
      <style:paragraph-properties>
        <style:tab-stops>
          <style:tab-stop style:type="left" style:position="5.1187in"/>
        </style:tab-stops>
      </style:paragraph-properties>
      <style:text-properties fo:font-weight="bold" style:font-weight-asian="bold" style:font-weight-complex="bold"/>
    </style:style>
    <style:style style:name="P65" style:parent-style-name="Normal" style:family="paragraph">
      <style:paragraph-properties>
        <style:tab-stops>
          <style:tab-stop style:type="left" style:position="5.1187in"/>
        </style:tab-stops>
      </style:paragraph-properties>
    </style:style>
    <style:style style:name="T66" style:parent-style-name="DefaultParagraphFont" style:family="text">
      <style:text-properties fo:font-style="italic" style:font-style-asian="italic" style:font-style-complex="italic"/>
    </style:style>
    <style:style style:name="T67" style:parent-style-name="DefaultParagraphFont" style:family="text">
      <style:text-properties fo:font-weight="bold" style:font-weight-asian="bold" style:font-weight-complex="bold" fo:font-style="italic" style:font-style-asian="italic" style:font-style-complex="italic"/>
    </style:style>
    <style:style style:name="T68" style:parent-style-name="DefaultParagraphFont" style:family="text">
      <style:text-properties fo:font-style="italic" style:font-style-asian="italic" style:font-style-complex="italic"/>
    </style:style>
    <style:style style:name="P69" style:parent-style-name="Normal" style:family="paragraph">
      <style:paragraph-properties>
        <style:tab-stops>
          <style:tab-stop style:type="left" style:position="0in"/>
          <style:tab-stop style:type="left" style:position="4.6187in"/>
        </style:tab-stops>
      </style:paragraph-properties>
    </style:style>
    <style:style style:name="P70" style:parent-style-name="ListParagraph" style:list-style-name="LFO2" style:family="paragraph">
      <style:paragraph-properties>
        <style:tab-stops>
          <style:tab-stop style:type="left" style:position="-0.5in"/>
          <style:tab-stop style:type="left" style:position="4.1187in"/>
        </style:tab-stops>
      </style:paragraph-properties>
    </style:style>
    <style:style style:name="T71" style:parent-style-name="DefaultParagraphFont" style:family="text">
      <style:text-properties fo:font-weight="bold" style:font-weight-asian="bold" style:font-weight-complex="bold"/>
    </style:style>
    <style:style style:name="P72" style:parent-style-name="ListParagraph" style:list-style-name="LFO2" style:family="paragraph">
      <style:paragraph-properties>
        <style:tab-stops>
          <style:tab-stop style:type="left" style:position="-0.5in"/>
          <style:tab-stop style:type="left" style:position="4.1187in"/>
        </style:tab-stops>
      </style:paragraph-properties>
    </style:style>
    <style:style style:name="T73" style:parent-style-name="DefaultParagraphFont" style:family="text">
      <style:text-properties fo:font-weight="bold" style:font-weight-asian="bold" style:font-weight-complex="bold"/>
    </style:style>
    <style:style style:name="P74" style:parent-style-name="ListParagraph" style:list-style-name="LFO2" style:family="paragraph">
      <style:paragraph-properties>
        <style:tab-stops>
          <style:tab-stop style:type="left" style:position="-0.5in"/>
          <style:tab-stop style:type="left" style:position="4.1187in"/>
        </style:tab-stops>
      </style:paragraph-properties>
    </style:style>
    <style:style style:name="T75" style:parent-style-name="DefaultParagraphFont" style:family="text">
      <style:text-properties fo:font-weight="bold" style:font-weight-asian="bold" style:font-weight-complex="bold"/>
    </style:style>
    <style:style style:name="P76" style:parent-style-name="ListParagraph" style:list-style-name="LFO2" style:family="paragraph">
      <style:paragraph-properties>
        <style:tab-stops>
          <style:tab-stop style:type="left" style:position="-0.5in"/>
          <style:tab-stop style:type="left" style:position="4.1187in"/>
        </style:tab-stops>
      </style:paragraph-properties>
    </style:style>
    <style:style style:name="T77" style:parent-style-name="DefaultParagraphFont" style:family="text">
      <style:text-properties fo:font-weight="bold" style:font-weight-asian="bold" style:font-weight-complex="bold"/>
    </style:style>
    <style:style style:name="P78" style:parent-style-name="ListParagraph" style:list-style-name="LFO2" style:family="paragraph">
      <style:paragraph-properties>
        <style:tab-stops>
          <style:tab-stop style:type="left" style:position="-0.5in"/>
          <style:tab-stop style:type="left" style:position="4.1187in"/>
        </style:tab-stops>
      </style:paragraph-properties>
    </style:style>
    <style:style style:name="T79" style:parent-style-name="DefaultParagraphFont" style:family="text">
      <style:text-properties fo:font-weight="bold" style:font-weight-asian="bold" style:font-weight-complex="bold"/>
    </style:style>
    <style:style style:name="P80" style:parent-style-name="Normal" style:family="paragraph">
      <style:paragraph-properties>
        <style:tab-stops>
          <style:tab-stop style:type="left" style:position="0in"/>
          <style:tab-stop style:type="left" style:position="4.6187in"/>
        </style:tab-stops>
      </style:paragraph-properties>
    </style:style>
    <style:style style:name="T81" style:parent-style-name="DefaultParagraphFont" style:family="text">
      <style:text-properties style:font-name-complex="Calibri" fo:font-style="italic" style:font-style-asian="italic" style:font-style-complex="italic" fo:color="#000000" fo:letter-spacing="-0.0013in" style:letter-kerning="false" style:language-asian="it" style:country-asian="IT"/>
    </style:style>
    <style:style style:name="P82" style:parent-style-name="Normal" style:family="paragraph">
      <style:paragraph-properties>
        <style:tab-stops>
          <style:tab-stop style:type="left" style:position="0in"/>
          <style:tab-stop style:type="left" style:position="4.6187in"/>
        </style:tab-stops>
      </style:paragraph-properties>
    </style:style>
    <style:style style:name="P83" style:parent-style-name="Normal" style:list-style-name="LFO3" style:family="paragraph">
      <style:paragraph-properties>
        <style:tab-stops>
          <style:tab-stop style:type="left" style:position="-1.5in"/>
          <style:tab-stop style:type="left" style:position="-1in"/>
          <style:tab-stop style:type="left" style:position="3.1187in"/>
        </style:tab-stops>
      </style:paragraph-properties>
    </style:style>
    <style:style style:name="T84" style:parent-style-name="DefaultParagraphFont" style:family="text">
      <style:text-properties fo:font-weight="bold" style:font-weight-asian="bold" style:font-weight-complex="bold"/>
    </style:style>
    <style:style style:name="P85" style:parent-style-name="Normal" style:list-style-name="LFO3" style:family="paragraph">
      <style:paragraph-properties>
        <style:tab-stops>
          <style:tab-stop style:type="left" style:position="-1.5in"/>
          <style:tab-stop style:type="left" style:position="-1in"/>
          <style:tab-stop style:type="left" style:position="3.1187in"/>
        </style:tab-stops>
      </style:paragraph-properties>
    </style:style>
    <style:style style:name="T86" style:parent-style-name="DefaultParagraphFont" style:family="text">
      <style:text-properties fo:font-weight="bold" style:font-weight-asian="bold" style:font-weight-complex="bold"/>
    </style:style>
    <style:style style:name="P87" style:parent-style-name="Normal" style:list-style-name="LFO3" style:family="paragraph">
      <style:paragraph-properties>
        <style:tab-stops>
          <style:tab-stop style:type="left" style:position="-1.5in"/>
          <style:tab-stop style:type="left" style:position="-1in"/>
          <style:tab-stop style:type="left" style:position="3.1187in"/>
        </style:tab-stops>
      </style:paragraph-properties>
    </style:style>
    <style:style style:name="T88" style:parent-style-name="DefaultParagraphFont" style:family="text">
      <style:text-properties fo:font-weight="bold" style:font-weight-asian="bold" style:font-weight-complex="bold"/>
    </style:style>
    <style:style style:name="P89" style:parent-style-name="Normal" style:list-style-name="LFO3" style:family="paragraph">
      <style:paragraph-properties>
        <style:tab-stops>
          <style:tab-stop style:type="left" style:position="-1.5in"/>
          <style:tab-stop style:type="left" style:position="-1in"/>
          <style:tab-stop style:type="left" style:position="3.1187in"/>
        </style:tab-stops>
      </style:paragraph-properties>
    </style:style>
    <style:style style:name="T90" style:parent-style-name="DefaultParagraphFont" style:family="text">
      <style:text-properties fo:font-weight="bold" style:font-weight-asian="bold" style:font-weight-complex="bold"/>
    </style:style>
    <style:style style:name="P91" style:parent-style-name="Normal" style:family="paragraph">
      <style:paragraph-properties>
        <style:tab-stops>
          <style:tab-stop style:type="left" style:position="0in"/>
          <style:tab-stop style:type="left" style:position="4.6187in"/>
        </style:tab-stops>
      </style:paragraph-properties>
    </style:style>
    <style:style style:name="P92" style:parent-style-name="Normal" style:family="paragraph">
      <style:paragraph-properties>
        <style:tab-stops>
          <style:tab-stop style:type="left" style:position="0in"/>
          <style:tab-stop style:type="left" style:position="4.6187in"/>
        </style:tab-stops>
      </style:paragraph-properties>
    </style:style>
    <style:style style:name="T93" style:parent-style-name="DefaultParagraphFont" style:family="text">
      <style:text-properties fo:font-weight="bold" style:font-weight-asian="bold" style:font-weight-complex="bold"/>
    </style:style>
    <style:style style:name="P94" style:parent-style-name="Normal" style:family="paragraph">
      <style:paragraph-properties>
        <style:tab-stops>
          <style:tab-stop style:type="left" style:position="5.1187in"/>
        </style:tab-stops>
      </style:paragraph-properties>
    </style:style>
    <style:style style:name="P95" style:parent-style-name="Normal" style:family="paragraph">
      <style:paragraph-properties>
        <style:tab-stops>
          <style:tab-stop style:type="left" style:position="5.1187in"/>
        </style:tab-stops>
      </style:paragraph-properties>
    </style:style>
    <style:style style:name="T96" style:parent-style-name="DefaultParagraphFont" style:family="text">
      <style:text-properties fo:font-weight="bold" style:font-weight-asian="bold" style:font-weight-complex="bold"/>
    </style:style>
    <style:style style:name="P97" style:parent-style-name="Normal" style:family="paragraph">
      <style:paragraph-properties>
        <style:tab-stops>
          <style:tab-stop style:type="left" style:position="5.1187in"/>
        </style:tab-stops>
      </style:paragraph-properties>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P100" style:parent-style-name="Normal" style:family="paragraph">
      <style:paragraph-properties>
        <style:tab-stops>
          <style:tab-stop style:type="left" style:position="5.1187in"/>
        </style:tab-stops>
      </style:paragraph-properties>
    </style:style>
    <style:style style:name="P101" style:parent-style-name="Normal" style:family="paragraph">
      <style:paragraph-properties>
        <style:tab-stops>
          <style:tab-stop style:type="left" style:position="5.1187in"/>
        </style:tab-stops>
      </style:paragraph-properties>
    </style:style>
    <style:style style:name="T102" style:parent-style-name="DefaultParagraphFont" style:family="text">
      <style:text-properties fo:font-weight="bold" style:font-weight-asian="bold" style:font-weight-complex="bold"/>
    </style:style>
    <style:style style:name="P103" style:parent-style-name="Normal" style:family="paragraph">
      <style:paragraph-properties>
        <style:tab-stops>
          <style:tab-stop style:type="left" style:position="5.1187in"/>
        </style:tab-stops>
      </style:paragraph-properties>
    </style:style>
    <style:style style:name="P104" style:parent-style-name="Normal" style:list-style-name="LFO4" style:family="paragraph">
      <style:paragraph-properties>
        <style:tab-stops>
          <style:tab-stop style:type="left" style:position="-2.5in"/>
          <style:tab-stop style:type="left" style:position="2.1187in"/>
        </style:tab-stops>
      </style:paragraph-properties>
    </style:style>
    <style:style style:name="T105" style:parent-style-name="DefaultParagraphFont" style:family="text">
      <style:text-properties fo:font-weight="bold" style:font-weight-asian="bold" style:font-weight-complex="bold"/>
    </style:style>
    <style:style style:name="P106" style:parent-style-name="Normal" style:family="paragraph">
      <style:paragraph-properties fo:margin-left="0.5in">
        <style:tab-stops>
          <style:tab-stop style:type="left" style:position="-0.5in"/>
          <style:tab-stop style:type="left" style:position="4.1187in"/>
        </style:tab-stops>
      </style:paragraph-properties>
    </style:style>
    <style:style style:name="P107" style:parent-style-name="Normal" style:family="paragraph">
      <style:paragraph-properties fo:margin-left="0.5in">
        <style:tab-stops>
          <style:tab-stop style:type="left" style:position="4.6187in"/>
        </style:tab-stops>
      </style:paragraph-properties>
    </style:style>
    <style:style style:name="P108" style:parent-style-name="Normal" style:family="paragraph">
      <style:paragraph-properties fo:margin-left="0.5in">
        <style:tab-stops>
          <style:tab-stop style:type="left" style:position="4.6187in"/>
        </style:tab-stops>
      </style:paragraph-properties>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P111" style:parent-style-name="Normal" style:family="paragraph">
      <style:paragraph-properties fo:margin-left="0.5in">
        <style:tab-stops>
          <style:tab-stop style:type="left" style:position="4.6187in"/>
        </style:tab-stops>
      </style:paragraph-properties>
    </style:style>
    <style:style style:name="P112" style:parent-style-name="Normal" style:family="paragraph">
      <style:paragraph-properties>
        <style:tab-stops>
          <style:tab-stop style:type="left" style:position="5.1187in"/>
        </style:tab-stops>
      </style:paragraph-properties>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P116" style:parent-style-name="Normal" style:family="paragraph">
      <style:paragraph-properties>
        <style:tab-stops>
          <style:tab-stop style:type="left" style:position="5.1187in"/>
        </style:tab-stops>
      </style:paragraph-properties>
    </style:style>
    <style:style style:name="P117" style:parent-style-name="Normal" style:family="paragraph">
      <style:paragraph-properties>
        <style:tab-stops>
          <style:tab-stop style:type="left" style:position="5.1187in"/>
        </style:tab-stops>
      </style:paragraph-properties>
    </style:style>
    <style:style style:name="T118" style:parent-style-name="DefaultParagraphFont" style:family="text">
      <style:text-properties fo:font-weight="bold" style:font-weight-asian="bold" style:font-weight-complex="bold"/>
    </style:style>
    <style:style style:name="P119" style:parent-style-name="Normal" style:family="paragraph">
      <style:paragraph-properties>
        <style:tab-stops>
          <style:tab-stop style:type="left" style:position="5.1187in"/>
        </style:tab-stops>
      </style:paragraph-properties>
    </style:style>
    <style:style style:name="T120" style:parent-style-name="DefaultParagraphFont" style:family="text">
      <style:text-properties fo:font-weight="bold" style:font-weight-asian="bold" style:font-weight-complex="bold"/>
    </style:style>
    <style:style style:name="P121" style:parent-style-name="Normal" style:family="paragraph">
      <style:paragraph-properties>
        <style:tab-stops>
          <style:tab-stop style:type="left" style:position="5.1187in"/>
        </style:tab-stops>
      </style:paragraph-properties>
    </style:style>
    <style:style style:name="T122" style:parent-style-name="DefaultParagraphFont" style:family="text">
      <style:text-properties fo:font-weight="bold" style:font-weight-asian="bold" style:font-weight-complex="bold"/>
    </style:style>
    <style:style style:name="P123" style:parent-style-name="Normal" style:family="paragraph">
      <style:paragraph-properties fo:margin-left="0.4916in">
        <style:tab-stops>
          <style:tab-stop style:type="left" style:position="-0.4916in"/>
          <style:tab-stop style:type="left" style:position="4.127in"/>
        </style:tab-stops>
      </style:paragraph-properties>
    </style:style>
    <style:style style:name="T124" style:parent-style-name="DefaultParagraphFont" style:family="text">
      <style:text-properties fo:font-weight="bold" style:font-weight-asian="bold" style:font-weight-complex="bold"/>
    </style:style>
    <style:style style:name="P125" style:parent-style-name="Normal" style:family="paragraph">
      <style:paragraph-properties fo:margin-left="0.5in">
        <style:tab-stops>
          <style:tab-stop style:type="left" style:position="-0.5in"/>
          <style:tab-stop style:type="left" style:position="4.1187in"/>
        </style:tab-stops>
      </style:paragraph-properties>
    </style:style>
    <style:style style:name="P126" style:parent-style-name="Normal" style:family="paragraph">
      <style:paragraph-properties fo:margin-left="0.5in">
        <style:tab-stops>
          <style:tab-stop style:type="left" style:position="-0.5in"/>
          <style:tab-stop style:type="left" style:position="4.1187in"/>
        </style:tab-stops>
      </style:paragraph-properties>
    </style:style>
    <style:style style:name="T127" style:parent-style-name="DefaultParagraphFont" style:family="text">
      <style:text-properties fo:font-style="italic" style:font-style-asian="italic" style:font-style-complex="italic"/>
    </style:style>
    <style:style style:name="P128" style:parent-style-name="Normal" style:family="paragraph">
      <style:paragraph-properties fo:margin-left="0.5in">
        <style:tab-stops>
          <style:tab-stop style:type="left" style:position="-0.5in"/>
          <style:tab-stop style:type="left" style:position="4.1187in"/>
        </style:tab-stops>
      </style:paragraph-properties>
    </style:style>
    <style:style style:name="P129" style:parent-style-name="Normal" style:family="paragraph">
      <style:paragraph-properties fo:margin-left="0.5in">
        <style:tab-stops>
          <style:tab-stop style:type="left" style:position="-0.5in"/>
          <style:tab-stop style:type="left" style:position="4.1187in"/>
        </style:tab-stops>
      </style:paragraph-properties>
    </style:style>
    <style:style style:name="P130" style:parent-style-name="Normal" style:family="paragraph">
      <style:paragraph-properties>
        <style:tab-stops>
          <style:tab-stop style:type="left" style:position="0in"/>
          <style:tab-stop style:type="left" style:position="4.6187in"/>
        </style:tab-stops>
      </style:paragraph-properties>
    </style:style>
    <style:style style:name="P131" style:parent-style-name="Normal" style:family="paragraph">
      <style:paragraph-properties>
        <style:tab-stops>
          <style:tab-stop style:type="left" style:position="0in"/>
          <style:tab-stop style:type="left" style:position="4.6187in"/>
        </style:tab-stops>
      </style:paragraph-properties>
    </style:style>
    <style:style style:name="P132" style:parent-style-name="Normal" style:family="paragraph">
      <style:paragraph-properties>
        <style:tab-stops>
          <style:tab-stop style:type="left" style:position="0in"/>
          <style:tab-stop style:type="left" style:position="4.6187in"/>
        </style:tab-stops>
      </style:paragraph-properties>
    </style:style>
    <style:style style:name="T133" style:parent-style-name="DefaultParagraphFont" style:family="text">
      <style:text-properties fo:font-style="italic" style:font-style-asian="italic" style:font-style-complex="italic"/>
    </style:style>
    <style:style style:name="T134" style:parent-style-name="DefaultParagraphFont" style:family="text">
      <style:text-properties fo:font-weight="bold" style:font-weight-asian="bold" style:font-weight-complex="bold" fo:font-style="italic" style:font-style-asian="italic" style:font-style-complex="italic"/>
    </style:style>
    <style:style style:name="P135" style:parent-style-name="Normal" style:family="paragraph">
      <style:paragraph-properties>
        <style:tab-stops>
          <style:tab-stop style:type="left" style:position="0in"/>
          <style:tab-stop style:type="left" style:position="4.6187in"/>
        </style:tab-stops>
      </style:paragraph-properties>
    </style:style>
    <style:style style:name="P136" style:parent-style-name="Normal" style:family="paragraph">
      <style:paragraph-properties>
        <style:tab-stops>
          <style:tab-stop style:type="left" style:position="0in"/>
          <style:tab-stop style:type="left" style:position="4.6187in"/>
        </style:tab-stops>
      </style:paragraph-properties>
    </style:style>
    <style:style style:name="P137" style:parent-style-name="Normal" style:family="paragraph">
      <style:paragraph-properties>
        <style:tab-stops>
          <style:tab-stop style:type="left" style:position="0in"/>
          <style:tab-stop style:type="left" style:position="4.6187in"/>
        </style:tab-stops>
      </style:paragraph-properties>
    </style:style>
    <style:style style:name="P138" style:parent-style-name="Normal" style:family="paragraph">
      <style:paragraph-properties>
        <style:tab-stops>
          <style:tab-stop style:type="left" style:position="0in"/>
          <style:tab-stop style:type="left" style:position="4.6187in"/>
        </style:tab-stops>
      </style:paragraph-properties>
      <style:text-properties fo:font-style="italic" style:font-style-asian="italic" style:font-style-complex="italic"/>
    </style:style>
    <style:style style:name="P139" style:parent-style-name="Normal" style:family="paragraph">
      <style:paragraph-properties>
        <style:tab-stops>
          <style:tab-stop style:type="left" style:position="0in"/>
          <style:tab-stop style:type="left" style:position="4.6187in"/>
        </style:tab-stops>
      </style:paragraph-properties>
    </style:style>
    <style:style style:name="P140" style:parent-style-name="Normal" style:family="paragraph">
      <style:paragraph-properties>
        <style:tab-stops>
          <style:tab-stop style:type="left" style:position="0in"/>
          <style:tab-stop style:type="left" style:position="4.6187in"/>
        </style:tab-stops>
      </style:paragraph-properties>
    </style:style>
    <style:style style:name="P141" style:parent-style-name="Normal" style:family="paragraph">
      <style:paragraph-properties>
        <style:tab-stops>
          <style:tab-stop style:type="left" style:position="0in"/>
          <style:tab-stop style:type="left" style:position="4.6187in"/>
        </style:tab-stops>
      </style:paragraph-properties>
      <style:text-properties style:font-name-complex="Calibri" fo:font-style="italic" style:font-style-asian="italic" style:font-style-complex="italic" fo:color="#000000" fo:letter-spacing="-0.0013in" style:letter-kerning="false" style:language-asian="it" style:country-asian="IT"/>
    </style:style>
    <style:style style:name="P142" style:parent-style-name="Normal" style:family="paragraph">
      <style:paragraph-properties>
        <style:tab-stops>
          <style:tab-stop style:type="left" style:position="0in"/>
          <style:tab-stop style:type="left" style:position="4.6187in"/>
        </style:tab-stops>
      </style:paragraph-properties>
    </style:style>
    <style:style style:name="P143" style:parent-style-name="Normal" style:family="paragraph">
      <style:paragraph-properties>
        <style:tab-stops>
          <style:tab-stop style:type="left" style:position="0in"/>
          <style:tab-stop style:type="left" style:position="4.6187in"/>
        </style:tab-stops>
      </style:paragraph-properties>
    </style:style>
  </office:automatic-styles>
  <office:body>
    <office:text text:use-soft-page-breaks="true">
      <text:p text:style-name="P1">Fase1ISS25-CarolloSilvia</text:p>
      <text:p text:style-name="P2"><text:span text:style-name="T3">Repository:<text:s/></text:span>https://github.com/SvevaNullBologna/ISS_SilviaCarollo_2025.git</text:p>
      <text:p text:style-name="P4">LA RICHIESTA:</text:p>
      <text:p text:style-name="P5">è stata assegnata la realizzazione <text:s/>del gioco “ConwayLife” come sistema software.<text:s/></text:p>
      <text:p text:style-name="P6"><text:span text:style-name="T7">Conway's Game of Life</text:span><text:span text:style-name="T8"><text:s/>è un<text:s/></text:span><text:span text:style-name="T9">automa cellulare</text:span><text:span text:style-name="T10"><text:s/>ideato da John Conway nel 1970. Si tratta di un sistema a griglia in cui le celle vivono o muoiono seguendo semplici regole basate sul numero di vicini, generando comportamenti complessi a partire da configurazioni iniziali.</text:span></text:p>
      <text:p text:style-name="P11">La prima fase del progetto ha riguardato l’<text:s/><text:span text:style-name="T12">analisi</text:span><text:s/>del problema, che ha portato alla definizione delle entità coinvolte, delle interazioni tra di esse, dei requisiti e dei vincoli che andavano rispettati.</text:p>
      <text:p text:style-name="P13"><text:span text:style-name="T14">Perchè, come primo esempio di sistema software da sviluppare, è stato proposto, come caso di studio, il </text:span><text:span text:style-name="T15">gioco della vita di Conway<text:s/></text:span><text:span text:style-name="T16">?</text:span></text:p>
      <text:p text:style-name="P17">Lo sviluppo di Conway’s Game of Life presenta diversi vincoli e requisiti semplici e ben definiti. Le regole sono facili da comprendere, ma il comportamento del gioco sicuramente non è banale, poichè tratta l’osservazione dell’evoluzione di un insieme di cellule.</text:p>
      <text:p text:style-name="P18">Per questo motivo è molto importante che l’automa cellulare venga aggiornato volta per volta e che l’utente possa osservare tale cambiamento, ciò comporta l’esistenza di un’interfaccia grafica e una separazione concettuale della logica dall’interfaccia grafica.</text:p>
      <text:p text:style-name="P19">L’ obiettivo assegnato era quello di aggiungere una Graphical User Interface GUI, un'interfaccia utente che permette l'interazione con un software attraverso elementi grafici,a partire da un progetto di backend già costruito in<text:s/><text:span text:style-name="T20">Java<text:s/></text:span>che possiede un prototipo di GUI (console), usando l’ambiente di sviluppo integrato open-source<text:s/><text:span text:style-name="T21">Eclipse</text:span><text:s/>.</text:p>
      <text:p text:style-name="P22">Dopo aver configurato il progetto su<text:s/><text:span text:style-name="T23">Eclipse</text:span><text:s/>come<text:s/><text:span text:style-name="T24">Gradle Project</text:span>, ovvero, un progetto che fa uso di<text:s/><text:span text:style-name="T25">Gradle</text:span><text:s/>, un tool di automazione che permette di gestire le dipendenze da altre librerie o repository, si è proceduto con un<text:s/><text:span text:style-name="T26">refactoring</text:span>.</text:p>
      <text:p text:style-name="P27">Questo ha comportato l’aggiunta delle classi che rappresentano <text:s/>le entità “Cella” e “Griglia”, individuate durante l’analisi dei requisiti, nonchè alcune modifiche al codice (classi Life, LifeController) per poter integrare tali aggiunte.<text:s/></text:p>
      <text:p text:style-name="P28">Il progetto rispetta il modello architetturale MVC (model-view-controller):</text:p>
      <text:list text:style-name="LFO1" text:continue-numbering="true">
        <text:list-item>
          <text:p text:style-name="P29">Model (modelli dei dati) : Cell, Grid, Life;</text:p>
        </text:list-item>
        <text:list-item>
          <text:p text:style-name="P30">View (vista) : inizialmente mancante. Si affida a funzioni che stampano su console stringhe che rappresentano la griglia;</text:p>
        </text:list-item>
        <text:list-item>
          <text:p text:style-name="P31">Controller (controllore) : LifeController;<text:s/></text:p>
        </text:list-item>
      </text:list>
      <text:p text:style-name="P32">Seguire tale modello ci ha permesso di separare i vari aspetti del codice, in modo che non ci fosse un overlap delle funzionalità. Ciò avrebbe comportato una difficoltà nell’ aggiunzione di nuove funzionalità e grossi problemi nella manutenzione del codice, poichè si sarebbe dovuto modificare molte classi e metodi.<text:s/></text:p>
      <text:p text:style-name="P33">Successivamente si è svolta una fase di testing per assicurarsi che la griglia si aggiornasse correttamente, utilizzando la classe di test e gli assert.</text:p>
      <text:p text:style-name="P34">Dopo il superamento di questa fase e l’approvazione del refactoring, è stata aggiunta una rappresentazione <text:s/>grafica <text:s/>esplicita della cella, ovvero la “view”.</text:p>
      <text:soft-page-break/>
      <text:p text:style-name="P35">A tal fine, è stato aggiunto quindi un file HTML,<text:s/><text:span text:style-name="T36">guipage.html<text:s/></text:span>(con stile in CSS), per poter gestire la rappresentazione della griglia e consentire l’interazione dell’utente con la pagina in modalità client-server sul browser.</text:p>
      <text:p text:style-name="P37">DIVERSI TIPI DI CONNESSIONE TRA LA GUI E LA LOGICA:</text:p>
      <text:p text:style-name="P38">Per <text:s/>velocizzare e automatizzare il processo, si è deciso di utilizzare<text:s/><text:span text:style-name="T39">Spring Boot,</text:span><text:s/>un framework Java open-source che semplifica lo sviluppo di applicazioni Spring, fornendo una configurazione automatica e un server incorporato.</text:p>
      <text:p text:style-name="P40">Springboot consente di creare microservizi e applicazioni web con meno configurazioni manuali.</text:p>
      <text:p text:style-name="P41">Semplifica la configurazione e l’implementazione di servizi web.</text:p>
      <text:p text:style-name="P42">Per configurare SpringBoot nel progetto, sono state aggiunte le seguenti classi:</text:p>
      <text:list text:style-name="LFO2" text:continue-numbering="true">
        <text:list-item>
          <text:p text:style-name="P43"><text:span text:style-name="T44">WebSocketConfiguration:<text:s/></text:span>è una configurazione di Spring che abilita e registra un WebSocketHandler per il progetto, ovvero il gestore della web-socket.</text:p>
        </text:list-item>
        <text:list-item>
          <text:p text:style-name="P45"><text:span text:style-name="T46">ConwayGuiControllerLifeLocal:<text:s/></text:span>è un controller Spring che gestisce l’interfaccia utente e la comunicazione con il server. Collega quindi il LifeController alla WebSocket (recupera l’IP del server).</text:p>
        </text:list-item>
        <text:list-item>
          <text:p text:style-name="P47"><text:span text:style-name="T48">WSIoDev :<text:s/></text:span>si comporta da dispositivo I/O, fa infatti da ponte tra la GUI web e il controller del gioco. Difatti può accettare connesioni dal client Web, tenere traccia dei client connessi, mandare loro messaggi, può mostrare stringhe sulla GUI ed elaborare i comandi ricevuti dall’utente in azioni sul gioco.<text:s/></text:p>
        </text:list-item>
      </text:list>
      <text:p text:style-name="P49"/>
      <text:p text:style-name="P50">Perchè si è scelto di utilizzare Java e framework (come SpringBoot) legati a Java per lo sviluppo del caso di studio? Queste scelte sono limitative oppure obsolete, indicando alternative che ritiene più moderne o più adatte.</text:p>
      <text:p text:style-name="P51">È stato scelto il linguaggio Java poichè il suo paradigma ad oggetti permette di rappresentare meglio le singole entità, separando i singoli concetti. Java inoltre è caratterizzato dalla sua portabilità, ovvero, può girare su qualsiasi dispositivo possieda la JVM, pertanto è stato la scelta più ovvia per poter svolgere tale progetto su una vasta gamma di dispositivi con diverso sistema operativo.</text:p>
      <text:p text:style-name="P52">Eclipse, ambiente di sviluppo specializzato per il linguaggio Java, non è automatizzato come gli altri IDE di Jet-Brains e ha permesso di scoprire come certi meccanismi funzionino, come per esempio l’inizializzazione di un Gradle project che per esempio è già gestita di default in Android Studio o Jet-Brains.</text:p>
      <text:p text:style-name="P53">Sebbene si possano usare alternative più leggere e più rapide in termini di sviluppo come Node.js, Springboot è utilizzato da una vasta gamma di proggetti anche al giorno d’oggi e per questo motivo introdurre tale framework è sicuramente un vantaggio.</text:p>
      <text:p text:style-name="P54">IL DEPLOYMENT:</text:p>
      <text:p text:style-name="P55">Il deployment del servizio è stato effettuato attraverso un’immagine Docker, una piattaforma open-source che permette di creare, distribuire ed eseguire applicazioni in<text:s/><text:span text:style-name="T56">contenitori</text:span>, ambienti isolati e leggeri che includono tutto il necessario per funzionare, garantendo portabilità e scalabilità.</text:p>
      <text:p text:style-name="P57">Abbiamo quindi ospitato un server Spring Boot sulla porta<text:s/><text:span text:style-name="T58">7110</text:span><text:s/>all'interno di un container Docker.</text:p>
      <text:p text:style-name="P59">Attivando quindi l’immagine su SpringBoot e mandando in seguito in run il progetto, l’utente può interagire con la GUI, richiamando senza accorgersene i metodi legati a essa.</text:p>
      <text:soft-page-break/>
      <text:p text:style-name="P60">A questo punto, possiamo affermare di aver creato un<text:s/><text:span text:style-name="T61">servizio</text:span><text:s/>poichè un servizio è una funzionalità o un insieme di funzionalità fornite da un sistema software per soddisfare specifiche esigenze degli utenti o di altri sistemi. Può essere accessibile tramite rete, API o direttamente all'interno di un'applicazione.</text:p>
      <text:p text:style-name="P62">Secondo la mia opinione, non possiamo ancora definire il progetto un microservizio, poichè si presenta ancora compatto. Non vi sono infatti molteplici componenti che comunicano tra loro, ma una sola che si occupa di ogni aspetto e ciò dissona con la seguente definizione:</text:p>
      <text:p text:style-name="P63">Un microservizio è un'unità autonoma di un'applicazione, progettata per svolgere un compito specifico. I microservizi comunicano tra loro tramite API e permettono di sviluppare, distribuire e scalare applicazioni in modo modulare e indipendente.</text:p>
      <text:p text:style-name="P64">CONCETTI ESPLORATI E COMPETENZE ACQUISITE :</text:p>
      <text:p text:style-name="P65"><text:span text:style-name="T66">Quali sono gli aspetti di Ingegneria del software (</text:span><text:span text:style-name="T67">key points</text:span><text:span text:style-name="T68">) che il caso di studio ha permesso di richiamare o di introdurre nelle varie fasi ‘evolutive’ dei prototipi sviluppati?</text:span></text:p>
      <text:p text:style-name="P69">i key point dell’ingegneria del software introdotti nel progetto sono:</text:p>
      <text:list text:style-name="LFO2" text:continue-numbering="true">
        <text:list-item>
          <text:p text:style-name="P70"><text:s text:c="2"/><text:span text:style-name="T71">Progettazione modulare</text:span>: <text:s/>separazione tra logica e interfaccia.</text:p>
        </text:list-item>
        <text:list-item>
          <text:p text:style-name="P72"><text:s/><text:span text:style-name="T73">Manutenibilità</text:span>: facilità di apportare modifiche e aggiungere funzionalità.</text:p>
        </text:list-item>
        <text:list-item>
          <text:p text:style-name="P74"><text:s/><text:span text:style-name="T75">Testabilità</text:span>: possibilità di verificare il comportamento corretto attraverso output visivi.</text:p>
        </text:list-item>
        <text:list-item>
          <text:p text:style-name="P76"><text:s/><text:span text:style-name="T77">Scalabilità</text:span>: espandibilità del sistema attraverso regole personalizzate o nuove interfacce.</text:p>
        </text:list-item>
        <text:list-item>
          <text:p text:style-name="P78"><text:span text:style-name="T79">Documentazione<text:s/></text:span>: importanza del codice leggibile e ben documentato</text:p>
        </text:list-item>
      </text:list>
      <text:p text:style-name="P80"><text:span text:style-name="T81">Quali sono le nuove abilità / competenze apprese (o che sia possibile apprendere) dopo questa prima fase, sia in relazione alla parte ‘pratica’ del saper-fare (strumenti, tecnologie, etc.) sia con riferimento ad aspetti più ‘concettuali’ (metodologie, modelli, etc.)</text:span></text:p>
      <text:p text:style-name="P82">In termini pratici, lo svolgimento del progetto ha portato ad avere una maggiore familiarità con i seguenti strumenti e tecnologie:</text:p>
      <text:list text:style-name="LFO3" text:continue-numbering="true">
        <text:list-item>
          <text:p text:style-name="P83"><text:span text:style-name="T84">Eclipse e Gradle</text:span>: Configurazione e gestione di progetti Java, con particolare attenzione all'automazione delle dipendenze.</text:p>
        </text:list-item>
        <text:list-item>
          <text:p text:style-name="P85"><text:span text:style-name="T86">Spring Boot</text:span>: Creazione di applicazioni web e servizi REST con configurazioni minimali.</text:p>
        </text:list-item>
        <text:list-item>
          <text:p text:style-name="P87"><text:span text:style-name="T88">Docker</text:span>: Containerizzazione e distribuzione di applicazioni (non approfondito, semplice utilizzo generale).<text:s/></text:p>
        </text:list-item>
        <text:list-item>
          <text:p text:style-name="P89"><text:span text:style-name="T90">WebSocket e MQTT</text:span>: Gestione della comunicazione in tempo reale e asincrona tra componenti distribuiti.</text:p>
        </text:list-item>
      </text:list>
      <text:p text:style-name="P91"/>
      <text:p text:style-name="P92"><text:span text:style-name="T93">IMPLEMENTAZIONE DELLA COMUNICAZIONE TRA COMPONENTI:</text:span></text:p>
      <text:p text:style-name="P94">L’obiettivo finale è però quello di implementare un microservizio, non un servizio, pertanto il passo successivo è quello di approfondire il funzionamento delle varie componenti del sistema tramite WebSocket e integrare queste conoscenze nel progetto.</text:p>
      <text:p text:style-name="P95">Il passo successivo è stato creare una comunicazione tra i diversi moduli del sistema, concentrandoci in particolare sulla comunicazione macchina a macchina attraverso un canale bidirezionale. Questa implementazione consente di trasformare il servizio in una struttura basata su<text:s/><text:span text:style-name="T96">microservizi</text:span>.</text:p>
      <text:soft-page-break/>
      <text:p text:style-name="P97">Per raggiungere questo obiettivo, abbiamo introdotto la classe<text:s/><text:span text:style-name="T98">ConwayCallerWS</text:span>, che utilizza la libreria javax.<text:span text:style-name="T99">websocket</text:span><text:s/>per creare una WebSocket connessa al servizio Conway-Life. L'obiettivo della comunicazione è inviare comandi al sistema Conway-Life e ricevere informazioni in risposta.</text:p>
      <text:p text:style-name="P100">La gestione dei messaggi viene affidata al metodo @onMessage. Poiché i dati arrivano tramite una connessione asincrona, è necessario utilizzare una callback: la socket rimane in ascolto, pronta a ricevere un messaggio, e una volta ricevuto, il metodo @onMessage lo rende disponibile alla logica del programma per la successiva elaborazione.</text:p>
      <text:p text:style-name="P101">Questa libreria, aggiunta al progetto, gestisce messaggi costituiti da semplici stringhe o strutture che seguono l'interfaccia unibo.basicomm23.interfaces.<text:span text:style-name="T102">IappMessage</text:span>.</text:p>
      <text:p text:style-name="P103">Il progetto è stato quindi modificato per supportare due possibili implementazioni dell'interconnessione:</text:p>
      <text:list text:style-name="LFO4" text:continue-numbering="true">
        <text:list-item>
          <text:p text:style-name="P104"><text:span text:style-name="T105">WsInteraction</text:span>: per la comunicazione tramite WebSocket.</text:p>
        </text:list-item>
      </text:list>
      <text:p text:style-name="P106">In questo caso la ricezione e la gestione dei messaggi non è automatica, perché si devono usare metodi di supporto (update), presenti nella libreria.</text:p>
      <text:p text:style-name="P107">In questo caso , le interfacce sono asincrone e per questo motivo possono giungere messaggi inviati in precedenza o di altro tipo (allarmi, ecc...).</text:p>
      <text:p text:style-name="P108">Per poter gestire questa connessione, implementiamo<text:s/><text:span text:style-name="T109">Iobservable</text:span><text:s/>, ovvero, creiamo un oggetto osservabile per ricevere e aggiornare i messaggi inviati dal servizio e con l’interfaccia<text:s/><text:span text:style-name="T110">Interaction</text:span><text:s/>implementiamo il concetto di interconnessione.</text:p>
      <text:p text:style-name="P111">Bisogna inoltre configurare gli endpoint, i punti di accesso dove avviene la comunicazione tra due sistemi, e tenere traccia delle connessioni con una struttura dati. Tutto ciò è reso un po’ più facile dalla code factory, che automatizza quest’ultimo processo.<text:s/></text:p>
      <text:p text:style-name="P112">* <text:s/><text:span text:style-name="T113">MqttInteractionBase</text:span><text:s/>e<text:s/><text:span text:style-name="T114">MqttInteraction</text:span>: implementiamo la comunicazione con protocollo di comunicazione<text:s/><text:span text:style-name="T115">MQTT</text:span><text:s/>(Message Queuing Telemetry Transport), leggero, basato su un'architettura publisher-subscriber.</text:p>
      <text:p text:style-name="P116">Questo protocollo prevede tre principali componenti:<text:s/></text:p>
      <text:p text:style-name="P117"><text:s text:c="25"/>-<text:s/><text:span text:style-name="T118">Broker</text:span>: un server centrale che riceve e smista i messaggi.</text:p>
      <text:p text:style-name="P119"><text:s text:c="25"/>-<text:s/><text:span text:style-name="T120">Publisher</text:span>: invia messaggi al broker su uno specifico topic.</text:p>
      <text:p text:style-name="P121"><text:s text:c="25"/>-<text:s/><text:span text:style-name="T122">Subscriber</text:span>: si iscrive a uno o più topic per ricevere i messaggi pertinenti.</text:p>
      <text:p text:style-name="P123">Il protocollo MQTT, insieme ad altri simili, è rappresentato in forma astratta nella libreria unibo.basicomm23.interfaces.<text:span text:style-name="T124">Interaction</text:span>.<text:s/></text:p>
      <text:p text:style-name="P125">In questo caso invece non c’è bisogno di utilizzare i metodi update presenti nella libreria di supporto unibo, perché il tutto è già gestito in automatico da un .</text:p>
      <text:p text:style-name="P126">Il progetto è stato modificato e ridenominato<text:s/><text:span text:style-name="T127">conway25JavaMqtt</text:span>, per poter integrare l’utilizzo del protocollo MQTT.</text:p>
      <text:p text:style-name="P128">Sono stati aggiunti quindi i dispositivi OutInMqtt e OutWs, che fanno uso del protocollo MQTT.</text:p>
      <text:p text:style-name="P129">Perché la comunicazione funzioni, il server che fa da tramite deve essere attivo (attiviamo l’immagine docker). Il subscriber deve prima indicare il topic o conversazione e solo dopo il publisher è in grado di mandare informazioni. Avviene in questo modo uno scambio di messaggi, send/receive.</text:p>
      <text:p text:style-name="P130">Sfruttiamo quindi il protocollo MQTT per il nostro progetto.<text:s/></text:p>
      <text:soft-page-break/>
      <text:p text:style-name="P131">Avendo la possibilità di creare una comunicazione tra le parti del nostro progetto, possiamo dividere le parti del nostro progetto in GUI e logica, sfruttando la struttura necessaria alla comunicazione per poterle fare interagire tra loro.</text:p>
      <text:p text:style-name="P132"><text:span text:style-name="T133">Il ruolo che lo scrivente ritiene abbia lo sviluppo di librerie ‘custom’ durante la realizzazione di un sistema software e perchè, per il caso di studio, sono state realizzate classi (relative al protocollo MQTT) inserite nella libreria </text:span><text:span text:style-name="T134">unibo.basicomm23-1.0.jar</text:span></text:p>
      <text:p text:style-name="P135">Lo sviluppo di librerie custom consente di riutilizzare codice, ridurre la complessità e standardizzare le funzionalità comuni in un progetto software. Nel caso di studio, la libreria unibo.basicomm23-1.0.jar è stata utilizzata per gestire la comunicazione tramite il protocollo MQTT, fornendo una base solida e testata per l'invio e la ricezione di messaggi. Questo ha permesso di concentrarsi sullo sviluppo del sistema principale senza dover implementare la comunicazione da zero.</text:p>
      <text:p text:style-name="P136">La libreria in sè serve per realizzare un sistema di interconnessione generico e flessibile tra componenti software tramite rete, fornendo un’interfaccia unica per diverse comunicazioni end-point to end-point con diversi protocolli di rete come TCP, HTTP, CoAP, UDP, MQTT, WebSocket.</text:p>
      <text:p text:style-name="P137">Supporta diverse modalità di invio e ricezione di messaggi in forma standardizzata, basata su IappMessage.</text:p>
      <text:p text:style-name="P138">Quali sono le finalità dei contenuti discussi in questa prima fase? Quale sarà lo scopo nelle prossime fasi del corso?</text:p>
      <text:p text:style-name="P139">Si conclude così la prima fase del corso, il cui scopo è stato quello di creare un vero e proprio micro-servizio, introducendo i concetti fondamentali dell’ingegneria del software, focalizzandosi sull’importanza della progettazione modulare e sulla separazione tra logica e interfaccia attraverso un caso di studio pratico.</text:p>
      <text:p text:style-name="P140">Nelle prossime fasi del corso, mi aspetto un approfondimento su aspetti più complessi, come l'architettura distribuita, l'uso di microservizi e l'integrazione con tecnologie specifiche per realizzare sistemi scalabili e manutenibili.</text:p>
      <text:p text:style-name="P141">Se lo scrivente ritiene oppure no, che il sistema software sviluppato al termine della prima fase sia un sistema distribuito basato su microservizi.</text:p>
      <text:p text:style-name="P142">Non ritengo che il sistema sviluppato nella prima fase possa essere considerato un sistema distribuito basato su microservizi. La struttura è principalmente monolitica, senza divisione in servizi indipendenti. Tuttavia, potrebbe essere un punto di partenza per introdurre concetti di distribuzione e comunicazione tra servizi in una fase successiva del corso.</text:p>
      <text:p text:style-name="P1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fo:color="#26262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fo:color="#262626"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fo:color="#0D0D0D"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fo:font-style="italic" style:font-style-asian="italic" style:font-style-complex="italic"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fo:color="#404040"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fo:color="#262626" fo:font-size="16pt" style:font-size-asian="16pt" style:font-size-complex="16pt"/>
    </style:style>
    <style:style style:name="Heading2Char" style:display-name="Heading 2 Char" style:family="text" style:parent-style-name="DefaultParagraphFont">
      <style:text-properties style:font-name="Calibri Light" fo:color="#262626" fo:font-size="14pt" style:font-size-asian="14pt" style:font-size-complex="14pt"/>
    </style:style>
    <style:style style:name="Heading3Char" style:display-name="Heading 3 Char" style:family="text" style:parent-style-name="DefaultParagraphFont">
      <style:text-properties style:font-name="Calibri Light" fo:color="#0D0D0D" fo:font-size="12pt" style:font-size-asian="12pt" style:font-size-complex="12pt"/>
    </style:style>
    <style:style style:name="Heading4Char" style:display-name="Heading 4 Char" style:family="text" style:parent-style-name="DefaultParagraphFont">
      <style:text-properties fo:font-style="italic" style:font-style-asian="italic" style:font-style-complex="italic"/>
    </style:style>
    <style:style style:name="Heading5Char" style:display-name="Heading 5 Char" style:family="text" style:parent-style-name="DefaultParagraphFont">
      <style:text-properties fo:color="#404040"/>
    </style:style>
    <style:style style:name="Heading6Char" style:display-name="Heading 6 Char" style:family="text" style:parent-style-name="DefaultParagraphFont"/>
    <style:style style:name="Title" style:display-name="Title" style:family="paragraph" style:parent-style-name="Normal" style:next-style-name="Normal">
      <style:paragraph-properties fo:margin-bottom="0in"/>
      <style:text-properties style:font-name="Calibri Light" fo:letter-spacing="-0.0069in" fo:font-size="28pt" style:font-size-asian="28pt" style:font-size-complex="28pt" fo:hyphenate="false"/>
    </style:style>
    <style:style style:name="TitleChar" style:display-name="Title Char" style:family="text" style:parent-style-name="DefaultParagraphFont">
      <style:text-properties style:font-name="Calibri Light" fo:letter-spacing="-0.0069in" fo:font-size="28pt" style:font-size-asian="28pt" style:font-size-complex="28pt"/>
    </style:style>
    <style:style style:name="Subtitle" style:display-name="Subtitle" style:family="paragraph" style:parent-style-name="Normal" style:next-style-name="Normal">
      <style:text-properties fo:color="#5A5A5A" fo:letter-spacing="0.0104in" fo:hyphenate="false"/>
    </style:style>
    <style:style style:name="SubtitleChar" style:display-name="Subtitle Char" style:family="text" style:parent-style-name="DefaultParagraphFont">
      <style:text-properties fo:color="#5A5A5A" fo:letter-spacing="0.0104in"/>
    </style:style>
    <style:style style:name="Heading7Char" style:display-name="Heading 7 Char" style:family="text" style:parent-style-name="DefaultParagraphFont">
      <style:text-properties style:font-name="Calibri" style:font-name-asian="Times New Roman" style:font-name-complex="Times New Roman" fo:color="#595959"/>
    </style:style>
    <style:style style:name="Heading8Char" style:display-name="Heading 8 Char" style:family="text" style:parent-style-name="DefaultParagraphFont">
      <style:text-properties style:font-name="Calibri"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Calibri" style:font-name-asian="Times New Roman" style:font-name-complex="Times New Roman" fo:color="#272727"/>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NormalWeb" style:display-name="Normal (Web)" style:family="paragraph" style:parent-style-name="Normal">
      <style:text-properties style:font-name="Times New Roman" fo:font-size="12pt" style:font-size-asian="12pt" style:font-size-complex="12pt" fo:hyphenate="false"/>
    </style:style>
    <style:style style:name="slide2" style:display-name="slide2" style:family="text" style:parent-style-name="DefaultParagraphFont"/>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libri" style:font-name-asian="Times New Roman"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veva Null</meta:initial-creator>
    <dc:creator>Sveva Null</dc:creator>
    <meta:creation-date>2025-03-17T17:12:00Z</meta:creation-date>
    <dc:date>2025-03-25T10:28:00Z</dc:date>
    <meta:template xlink:href="Normal.dotm" xlink:type="simple"/>
    <meta:editing-cycles>79</meta:editing-cycles>
    <meta:editing-duration>PT116940S</meta:editing-duration>
    <meta:document-statistic meta:page-count="5" meta:paragraph-count="29" meta:word-count="2226" meta:character-count="14887" meta:row-count="105" meta:non-whitespace-character-count="12690"/>
  </office:meta>
</office:document-meta>
</file>